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75in"/>
    </style:style>
    <style:style style:name="Table2.B" style:family="table-column">
      <style:table-column-properties style:column-width="1in"/>
    </style:style>
    <style:style style:name="Table2.D" style:family="table-column">
      <style:table-column-properties style:column-width="0.9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59789" officeooo:paragraph-rsid="00159789"/>
    </style:style>
    <style:style style:name="P2" style:family="paragraph" style:parent-style-name="Standard">
      <style:paragraph-properties fo:text-align="start" style:justify-single-word="false"/>
      <style:text-properties officeooo:rsid="00159789" officeooo:paragraph-rsid="00178c98"/>
    </style:style>
    <style:style style:name="P3" style:family="paragraph" style:parent-style-name="Standard">
      <style:paragraph-properties fo:text-align="start" style:justify-single-word="false"/>
      <style:text-properties officeooo:rsid="00159789" officeooo:paragraph-rsid="001944b2"/>
    </style:style>
    <style:style style:name="P4" style:family="paragraph" style:parent-style-name="Standard">
      <style:paragraph-properties fo:text-align="start" style:justify-single-word="false"/>
      <style:text-properties officeooo:rsid="00159789" officeooo:paragraph-rsid="001825d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8c98" officeooo:paragraph-rsid="00178c9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78c98" officeooo:paragraph-rsid="001825d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825dd" officeooo:paragraph-rsid="001825d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af1f7" officeooo:paragraph-rsid="001af1f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3e8b" officeooo:paragraph-rsid="001c3e8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d2d0b" officeooo:paragraph-rsid="001d2d0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06084" officeooo:paragraph-rsid="0020608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1ed79" officeooo:paragraph-rsid="0021ed7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37bf9" officeooo:paragraph-rsid="00237bf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825dd" officeooo:paragraph-rsid="001825d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825dd" officeooo:paragraph-rsid="00237bf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af1f7" officeooo:paragraph-rsid="001af1f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c3e8b" officeooo:paragraph-rsid="001c3e8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d2d0b" officeooo:paragraph-rsid="001d2d0b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9789" officeooo:paragraph-rsid="0015978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78c98" officeooo:paragraph-rsid="00178c98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06084" officeooo:paragraph-rsid="0020608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21ed79" officeooo:paragraph-rsid="0021ed7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37bf9" officeooo:paragraph-rsid="00237bf9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paragraph-rsid="001944b2"/>
    </style:style>
    <style:style style:name="P26" style:family="paragraph" style:parent-style-name="Table_20_Contents">
      <style:paragraph-properties fo:text-align="start" style:justify-single-word="false"/>
      <style:text-properties officeooo:paragraph-rsid="001d2e91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1825dd" officeooo:paragraph-rsid="001825dd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1944b2" officeooo:paragraph-rsid="001944b2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rsid="001825dd" officeooo:paragraph-rsid="001825dd"/>
    </style:style>
    <style:style style:name="P30" style:family="paragraph" style:parent-style-name="Table_20_Contents">
      <style:paragraph-properties fo:text-align="start" style:justify-single-word="false"/>
      <style:text-properties officeooo:rsid="001944b2" officeooo:paragraph-rsid="001944b2"/>
    </style:style>
    <style:style style:name="P31" style:family="paragraph" style:parent-style-name="Table_20_Contents">
      <style:paragraph-properties fo:text-align="start" style:justify-single-word="false"/>
      <style:text-properties officeooo:rsid="001d2e91" officeooo:paragraph-rsid="001d2e91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1825dd" officeooo:paragraph-rsid="001825dd" style:font-weight-asian="bold" style:font-weight-complex="bold"/>
    </style:style>
    <style:style style:name="P3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5dd" officeooo:paragraph-rsid="001d2d0b" style:font-weight-asian="bold" style:font-weight-complex="bold"/>
    </style:style>
    <style:style style:name="T1" style:family="text">
      <style:text-properties officeooo:rsid="00178c98"/>
    </style:style>
    <style:style style:name="T2" style:family="text">
      <style:text-properties fo:font-weight="bold" officeooo:rsid="001944b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25dd"/>
    </style:style>
    <style:style style:name="T5" style:family="text">
      <style:text-properties officeooo:rsid="001944b2"/>
    </style:style>
    <style:style style:name="T6" style:family="text">
      <style:text-properties officeooo:rsid="001d2e91"/>
    </style:style>
    <style:style style:name="T7" style:family="text">
      <style:text-properties officeooo:rsid="0021ed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rticle</text:span><text:span text:style-name="T5">:</text:span></text:p>
      <text:p text:style-name="P3">Less is More: Building Selective Anomaly Ensembles</text:p>
      <text:p text:style-name="P3">with Application to Event Detection in Temporal Graphs <text:span text:style-name="T5">(2015)</text:span></text:p>
      <text:p text:style-name="P1"/>
      <text:p text:style-name="P19">summary:</text:p>
      <text:p text:style-name="P1">using ensemble algorithm with 5 base algorithms for anomaly detection</text:p>
      <text:p text:style-name="P1">- eigen-behavior based event detection (EBED) [2]</text:p>
      <text:p text:style-name="P1">- probabilistic time series anomaly detection (PTSAD) [22]</text:p>
      <text:p text:style-name="P1">- Streaming Pattern DIscoveRy in multIple Time-Series (SPIRIT) [20]</text:p>
      <text:p text:style-name="P1">- anomalous subspace based event detection (ASED) [18]</text:p>
      <text:p text:style-name="P1">- moving-average based event detection (MAED)</text:p>
      <text:p text:style-name="P1"/>
      <text:p text:style-name="P2">the algorithm <text:span text:style-name="T1">then creates an aggrefate result for each graph using 7 diferent consensus algorithms.</text:span></text:p>
      <text:p text:style-name="P2"/>
      <text:p text:style-name="P20">Datasets:</text:p>
      <text:p text:style-name="P5">- EnronInc – Enron email comunications – dayly 1999-2002 (with ground-truth) </text:p>
      <text:p text:style-name="P5">- RealatyMining – universty weekly students comunication (SMS BT P-C) (with ground-truth)</text:p>
      <text:p text:style-name="P5">- TwitterSecurity – <text:span text:style-name="T4">dayly </text:span>tweets with Homeland Security keywords (with ground-truth)</text:p>
      <text:p text:style-name="P6">- TwitterWorldCup <text:s/>- tweets <text:span text:style-name="T4">by minutes</text:span> with world cup game events (with ground-truth)</text:p>
      <text:p text:style-name="P6">- <text:span text:style-name="T4">NYTNews – dayly articles with named enteties (2000-2007)</text:span></text:p>
      <text:p text:style-name="P1"/>
      <text:p text:style-name="P14">Results:</text:p>
      <text:p text:style-name="P27">(w-out) – weighted out degree</text:p>
      <text:p text:style-name="P27">(w-out) – weighted in degree</text:p>
      <text:p text:style-name="P27"/>
      <text:p text:style-name="P28">more results at [23]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Dataset</text:p>
          </table:table-cell>
          <table:table-cell table:style-name="Table1.A1" office:value-type="string">
            <text:p text:style-name="P29">Algorithm</text:p>
          </table:table-cell>
          <table:table-cell table:style-name="Table1.C1" office:value-type="string">
            <text:p text:style-name="P29">accuracy</text:p>
          </table:table-cell>
        </table:table-row>
        <table:table-row>
          <table:table-cell table:style-name="Table1.A2" office:value-type="string">
            <text:p text:style-name="P6">EnronInc</text:p>
          </table:table-cell>
          <table:table-cell table:style-name="Table1.A2" office:value-type="string">
            <text:p text:style-name="P24">EBED <text:span text:style-name="T4">(w-out)</text:span></text:p>
          </table:table-cell>
          <table:table-cell table:style-name="Table1.C2" office:value-type="string">
            <text:p text:style-name="P29">0.2846</text:p>
          </table:table-cell>
        </table:table-row>
        <table:table-row>
          <table:table-cell table:style-name="Table1.A2" office:value-type="string">
            <text:p text:style-name="P6">EnronInc</text:p>
          </table:table-cell>
          <table:table-cell table:style-name="Table1.A2" office:value-type="string">
            <text:p text:style-name="P4">PTSAD <text:span text:style-name="T4">(w-out)</text:span></text:p>
          </table:table-cell>
          <table:table-cell table:style-name="Table1.C2" office:value-type="string">
            <text:p text:style-name="P29">0.2118</text:p>
          </table:table-cell>
        </table:table-row>
        <table:table-row>
          <table:table-cell table:style-name="Table1.A2" office:value-type="string">
            <text:p text:style-name="P6">EnronInc</text:p>
          </table:table-cell>
          <table:table-cell table:style-name="Table1.A2" office:value-type="string">
            <text:p text:style-name="P4">SPIRIT<text:span text:style-name="T4">(w-in)</text:span></text:p>
          </table:table-cell>
          <table:table-cell table:style-name="Table1.C2" office:value-type="string">
            <text:p text:style-name="P29">0.7032</text:p>
          </table:table-cell>
        </table:table-row>
        <table:table-row>
          <table:table-cell table:style-name="Table1.A2" office:value-type="string">
            <text:p text:style-name="P6">EnronInc</text:p>
          </table:table-cell>
          <table:table-cell table:style-name="Table1.A2" office:value-type="string">
            <text:p text:style-name="P4">ASED <text:span text:style-name="T4">(w-in)</text:span></text:p>
          </table:table-cell>
          <table:table-cell table:style-name="Table1.C2" office:value-type="string">
            <text:p text:style-name="P29">0.6670</text:p>
          </table:table-cell>
        </table:table-row>
        <table:table-row>
          <table:table-cell table:style-name="Table1.A2" office:value-type="string">
            <text:p text:style-name="P6">EnronInc</text:p>
          </table:table-cell>
          <table:table-cell table:style-name="Table1.A2" office:value-type="string">
            <text:p text:style-name="P4">MAED <text:span text:style-name="T4">(w-out)</text:span></text:p>
          </table:table-cell>
          <table:table-cell table:style-name="Table1.C2" office:value-type="string">
            <text:p text:style-name="P29">0.7328</text:p>
          </table:table-cell>
        </table:table-row>
        <table:table-row>
          <table:table-cell table:style-name="Table1.A2" office:value-type="string">
            <text:p text:style-name="P6">EnronInc</text:p>
          </table:table-cell>
          <table:table-cell table:style-name="Table1.A2" office:value-type="string">
            <text:p text:style-name="P24">SelectH</text:p>
          </table:table-cell>
          <table:table-cell table:style-name="Table1.C2" office:value-type="string">
            <text:p text:style-name="P32">0.7920</text:p>
          </table:table-cell>
        </table:table-row>
        <table:table-row>
          <table:table-cell table:style-name="Table1.A2" office:value-type="string">
            <text:p text:style-name="P30">RM - Phone-Calls</text:p>
          </table:table-cell>
          <table:table-cell table:style-name="Table1.A2" office:value-type="string">
            <text:p text:style-name="P25">SelectH</text:p>
          </table:table-cell>
          <table:table-cell table:style-name="Table1.C2" office:value-type="string">
            <text:p text:style-name="P30">0.9045</text:p>
          </table:table-cell>
        </table:table-row>
        <table:table-row>
          <table:table-cell table:style-name="Table1.A2" office:value-type="string">
            <text:p text:style-name="P30">RM - BT</text:p>
          </table:table-cell>
          <table:table-cell table:style-name="Table1.A2" office:value-type="string">
            <text:p text:style-name="P25">Select<text:span text:style-name="T5">V</text:span></text:p>
          </table:table-cell>
          <table:table-cell table:style-name="Table1.C2" office:value-type="string">
            <text:p text:style-name="P30">0.9193</text:p>
          </table:table-cell>
        </table:table-row>
        <table:table-row>
          <table:table-cell table:style-name="Table1.A2" office:value-type="string">
            <text:p text:style-name="P30">RM - SMS</text:p>
          </table:table-cell>
          <table:table-cell table:style-name="Table1.A2" office:value-type="string">
            <text:p text:style-name="P25">Select<text:span text:style-name="T5">H</text:span></text:p>
          </table:table-cell>
          <table:table-cell table:style-name="Table1.C2" office:value-type="string">
            <text:p text:style-name="P30">0.9621</text:p>
          </table:table-cell>
        </table:table-row>
        <table:table-row>
          <table:table-cell table:style-name="Table1.A2" office:value-type="string">
            <text:p text:style-name="P24">TwitterSecurity</text:p>
          </table:table-cell>
          <table:table-cell table:style-name="Table1.A2" office:value-type="string">
            <text:p text:style-name="P25">Select<text:span text:style-name="T5">H</text:span></text:p>
          </table:table-cell>
          <table:table-cell table:style-name="Table1.C2" office:value-type="string">
            <text:p text:style-name="P30">0.5867</text:p>
          </table:table-cell>
        </table:table-row>
      </table:table>
      <text:p text:style-name="P14"/>
      <text:p text:style-name="P14"/>
      <text:p text:style-name="P14">------------------------------------------------------------------------------------------------------------------------</text:p>
      <text:p text:style-name="P14"/>
      <text:p text:style-name="P16">Article:</text:p>
      <text:p text:style-name="P8">CADDeLaG: Framework for distributed anomaly detection in large dense graph sequences (2018)</text:p>
      <text:p text:style-name="P8"/>
      <text:p text:style-name="P16">Summary:</text:p>
      <text:p text:style-name="P8">using CAD algorithm with large graphs</text:p>
      <text:p text:style-name="P8">- the veritces are fixed for all graphs</text:p>
      <text:p text:style-name="P8"/>
      <text:p text:style-name="P8"><text:soft-page-break/></text:p>
      <text:p text:style-name="P8"/>
      <text:p text:style-name="P16">Datasets:</text:p>
      <text:p text:style-name="P8">- synthetic dataset created from a mixture of Gaussians</text:p>
      <text:p text:style-name="P8">- 2016 US election donation dataset</text:p>
      <text:p text:style-name="P8">- worldwide precipitation data set</text:p>
      <text:p text:style-name="P8"/>
      <text:p text:style-name="P17">Results:</text:p>
      <text:p text:style-name="P17">??</text:p>
      <text:p text:style-name="P17"/>
      <text:p text:style-name="P15">------------------------------------------------------------------------------------------------------------------------</text:p>
      <text:p text:style-name="P15"/>
      <text:p text:style-name="P17">Article:</text:p>
      <text:p text:style-name="P9">Graph clustering and anomaly detection of access control log for forenscic puposes (2017)</text:p>
      <text:p text:style-name="P9"/>
      <text:p text:style-name="P17">Summary:</text:p>
      <text:p text:style-name="P10">using improbed MajorClust algorithm to cluster the graphs, create new representation of the graph (using MLCS), refine clusters and then detect anomaleis.</text:p>
      <text:p text:style-name="P10"/>
      <text:p text:style-name="P18">Datasests:</text:p>
      <text:p text:style-name="P18">- <text:span text:style-name="T3">Security Repository (SecRepo) (Sconzo, 2016)</text:span></text:p>
      <text:p text:style-name="P10">the anomalies are total attacks or failed authorization of login attempts (the algorithm finds anomalies that are correlated with the above events)</text:p>
      <text:p text:style-name="P10"/>
      <text:p text:style-name="P10"/>
      <text:p text:style-name="P18">Results:</text:p>
      <text:p text:style-name="P1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31">Algorithm</text:p>
          </table:table-cell>
          <table:table-cell table:style-name="Table2.A1" office:value-type="string">
            <text:p text:style-name="P31">Sensitivity</text:p>
          </table:table-cell>
          <table:table-cell table:style-name="Table2.A1" office:value-type="string">
            <text:p text:style-name="P24">Specificity</text:p>
          </table:table-cell>
          <table:table-cell table:style-name="Table2.D1" office:value-type="string">
            <text:p text:style-name="P24">Accuracy</text:p>
          </table:table-cell>
        </table:table-row>
        <table:table-row>
          <table:table-cell table:style-name="Table2.A2" office:value-type="string">
            <text:p text:style-name="P24">Proposed method</text:p>
          </table:table-cell>
          <table:table-cell table:style-name="Table2.A2" office:value-type="string">
            <text:p text:style-name="P31">70.59</text:p>
          </table:table-cell>
          <table:table-cell table:style-name="Table2.A2" office:value-type="string">
            <text:p text:style-name="P31">82.21</text:p>
          </table:table-cell>
          <table:table-cell table:style-name="Table2.D2" office:value-type="string">
            <text:p text:style-name="P31">83.14</text:p>
          </table:table-cell>
        </table:table-row>
        <table:table-row>
          <table:table-cell table:style-name="Table2.A2" office:value-type="string">
            <text:p text:style-name="P24">Proposed method without refine cluster phase</text:p>
          </table:table-cell>
          <table:table-cell table:style-name="Table2.A2" office:value-type="string">
            <text:p text:style-name="P31">88.24</text:p>
          </table:table-cell>
          <table:table-cell table:style-name="Table2.A2" office:value-type="string">
            <text:p text:style-name="P31">50.25</text:p>
          </table:table-cell>
          <table:table-cell table:style-name="Table2.D2" office:value-type="string">
            <text:p text:style-name="P31">52.43</text:p>
          </table:table-cell>
        </table:table-row>
        <table:table-row>
          <table:table-cell table:style-name="Table2.A2" office:value-type="string">
            <text:p text:style-name="P24">Standard MajorClust (Stein and Niggemann, 1999<text:span text:style-name="T6">)</text:span>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78.08</text:p>
          </table:table-cell>
          <table:table-cell table:style-name="Table2.D2" office:value-type="string">
            <text:p text:style-name="P31">73.61</text:p>
          </table:table-cell>
        </table:table-row>
        <table:table-row>
          <table:table-cell table:style-name="Table2.A2" office:value-type="string">
            <text:p text:style-name="P24">slct (Vaarandi, 2003)</text:p>
          </table:table-cell>
          <table:table-cell table:style-name="Table2.A2" office:value-type="string">
            <text:p text:style-name="P31">87.5</text:p>
          </table:table-cell>
          <table:table-cell table:style-name="Table2.A2" office:value-type="string">
            <text:p text:style-name="P31">4.88</text:p>
          </table:table-cell>
          <table:table-cell table:style-name="Table2.D2" office:value-type="string">
            <text:p text:style-name="P31">13.54</text:p>
          </table:table-cell>
        </table:table-row>
        <table:table-row>
          <table:table-cell table:style-name="Table2.A2" office:value-type="string">
            <text:p text:style-name="P24">LogCluster (Vaarandi and Pihelgas, 2015) </text:p>
          </table:table-cell>
          <table:table-cell table:style-name="Table2.A2" office:value-type="string">
            <text:p text:style-name="P31">73.21</text:p>
          </table:table-cell>
          <table:table-cell table:style-name="Table2.A2" office:value-type="string">
            <text:p text:style-name="P31">17.94</text:p>
          </table:table-cell>
          <table:table-cell table:style-name="Table2.D2" office:value-type="string">
            <text:p text:style-name="P31">23.73</text:p>
          </table:table-cell>
        </table:table-row>
        <table:table-row>
          <table:table-cell table:style-name="Table2.A2" office:value-type="string">
            <text:p text:style-name="P26">OSSEC</text:p>
          </table:table-cell>
          <table:table-cell table:style-name="Table2.A2" office:value-type="string">
            <text:p text:style-name="P31">25.11</text:p>
          </table:table-cell>
          <table:table-cell table:style-name="Table2.A2" office:value-type="string">
            <text:p text:style-name="P31">30.12</text:p>
          </table:table-cell>
          <table:table-cell table:style-name="Table2.D2" office:value-type="string">
            <text:p text:style-name="P31">29.59</text:p>
          </table:table-cell>
        </table:table-row>
        <table:table-row>
          <table:table-cell table:style-name="Table2.A2" office:value-type="string">
            <text:p text:style-name="P26">swatch (Atkinds, 2015)</text:p>
          </table:table-cell>
          <table:table-cell table:style-name="Table2.A2" office:value-type="string">
            <text:p text:style-name="P31">100</text:p>
          </table:table-cell>
          <table:table-cell table:style-name="Table2.A2" office:value-type="string">
            <text:p text:style-name="P31">54.13</text:p>
          </table:table-cell>
          <table:table-cell table:style-name="Table2.D2" office:value-type="string">
            <text:p text:style-name="P31">58.94</text:p>
          </table:table-cell>
        </table:table-row>
      </table:table>
      <text:p text:style-name="P18"/>
      <text:p text:style-name="P18"/>
      <text:p text:style-name="P33"/>
      <text:p text:style-name="P15"/>
      <text:p text:style-name="P15"/>
      <text:p text:style-name="P15"/>
      <text:p text:style-name="P21">Article:</text:p>
      <text:p text:style-name="P11">EVENT DETECTION IN TIME SERIES OF MOBILE COMMUNICATION GRAPHS <text:s/>(2008)</text:p>
      <text:p text:style-name="P11"/>
      <text:p text:style-name="P21">Summary:</text:p>
      <text:p text:style-name="P11">Temporal graphs anomaly detection, <text:s/>the algorithm scores a node in the folowing method:</text:p>
      <text:p text:style-name="P11">- cumpute a feature vectors for the node at each time.</text:p>
      <text:p text:style-name="P11">- creating C matrix <text:span text:style-name="T7">for the node,</text:span> w<text:span text:style-name="T7">e</text:span>hre C_x,y <text:span text:style-name="T7">= rho(x,y)</text:span></text:p>
      <text:p text:style-name="P11">- <text:span text:style-name="T7">then the final score is the largest eigvalue of C</text:span></text:p>
      <text:p text:style-name="P11"><text:soft-page-break/></text:p>
      <text:p text:style-name="P22">Dataset:</text:p>
      <text:p text:style-name="P12">- anonymous mobile network in a large city in India.</text:p>
      <text:p text:style-name="P12"/>
      <text:p text:style-name="P22">Results:</text:p>
      <text:p text:style-name="P12">dataset checked is without ground-truth evenths, therefor no results.</text:p>
      <text:p text:style-name="P12"/>
      <text:p text:style-name="P12"/>
      <text:p text:style-name="P15">------------------------------------------------------------------------------------------------------------------------</text:p>
      <text:p text:style-name="P15"/>
      <text:p text:style-name="P15"/>
      <text:p text:style-name="P23">Article:</text:p>
      <text:p text:style-name="P13">Graph anomaly detection based on Sreiner Connectivity and density</text:p>
      <text:p text:style-name="P13"/>
      <text:p text:style-name="P23">Summary:</text:p>
      <text:p text:style-name="P13">review on anomaly detection methods based on Steiner connectivity</text:p>
      <text:p text:style-name="P13"/>
      <text:p text:style-name="P13"/>
      <text:p text:style-name="P15">------------------------------------------------------------------------------------------------------------------------</text:p>
      <text:p text:style-name="P15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5:03:07.018994588</meta:creation-date>
    <dc:date>2018-05-13T19:12:48.735014238</dc:date>
    <meta:editing-duration>PT39M20S</meta:editing-duration>
    <meta:editing-cycles>3</meta:editing-cycles>
    <meta:generator>LibreOffice/5.4.6.2$Linux_X86_64 LibreOffice_project/40m0$Build-2</meta:generator>
    <meta:document-statistic meta:table-count="2" meta:image-count="0" meta:object-count="0" meta:page-count="3" meta:paragraph-count="124" meta:word-count="461" meta:character-count="3552" meta:non-whitespace-character-count="3203"/>
  </office:meta>
</office:document-meta>
</file>